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159" officeooo:paragraph-rsid="00177159"/>
    </style:style>
    <style:style style:name="P2" style:family="paragraph" style:parent-style-name="Standard">
      <style:text-properties officeooo:rsid="0018d07d" officeooo:paragraph-rsid="0018d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how is defined by an xml file that contains definitions of each cue of any given show.</text:p>
      <text:p text:style-name="P1"/>
      <text:p text:style-name="P1">The minimum show definition would look as follows:</text:p>
      <text:p text:style-name="P1"/>
      <text:p text:style-name="P1">&lt;?xml version="1.0" encoding="UTF-8"?&gt;</text:p>
      <text:p text:style-name="P1">&lt;show&gt;</text:p>
      <text:p text:style-name="P1"><text:s text:c="2"/>&lt;cue num="000"&gt;</text:p>
      <text:p text:style-name="P1"><text:s text:c="4"/>&lt;Id&gt;0&lt;/Id&gt;</text:p>
      <text:p text:style-name="P1"><text:s text:c="4"/>&lt;Act&gt;0&lt;/Act&gt;</text:p>
      <text:p text:style-name="P1"><text:s text:c="4"/>&lt;Scene&gt; 0&lt;/Scene&gt;</text:p>
      <text:p text:style-name="P1"><text:s text:c="4"/>&lt;Page&gt;0&lt;/Page&gt;</text:p>
      <text:p text:style-name="P1"><text:s text:c="4"/>&lt;Title&gt;Top of Show&lt;/Title&gt;</text:p>
      <text:p text:style-name="P1"><text:s text:c="4"/>&lt;CueCall&gt;None&lt;/CueCall&gt;</text:p>
      <text:p text:style-name="P1"><text:s text:c="4"/>&lt;CueType&gt;Stage,Mixer,Sound,SFX,Light&lt;/CueType&gt;</text:p>
      <text:p text:style-name="P1"><text:s text:c="4"/>&lt;Mutes&gt;M0ch01:0,M0ch02:0,M0ch03:0,M0ch04:0,M1ch01:0,M1ch02:0&lt;/Mutes&gt;</text:p>
      <text:p text:style-name="P1"><text:s text:c="4"/>&lt;Entrances&gt;Char1,Char2&lt;/Entrances&gt;</text:p>
      <text:p text:style-name="P1"><text:s text:c="4"/>&lt;Exits&gt;Char3,Char4&lt;/Exits&gt;</text:p>
      <text:p text:style-name="P1"><text:s text:c="4"/>&lt;Levels&gt;M0ch01:512,M0ch02:0,M0ch03:0,M0ch05:512,M1ch01:512,M1ch02:0&lt;/Levels&gt;</text:p>
      <text:p text:style-name="P1"><text:s text:c="4"/>&lt;OnStage&gt;Char5,Char6&lt;/OnStage&gt;</text:p>
      <text:p text:style-name="P1"><text:s text:c="4"/>&lt;Note1/&gt;</text:p>
      <text:p text:style-name="P1"><text:s text:c="4"/>&lt;Note2/&gt;</text:p>
      <text:p text:style-name="P1"><text:s text:c="4"/>&lt;Note3/&gt;</text:p>
      <text:p text:style-name="P1"><text:s text:c="2"/>&lt;/cue&gt;</text:p>
      <text:p text:style-name="P2">&lt;/show&gt;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5:12:58.113320840</meta:creation-date>
    <dc:date>2017-06-19T16:41:39.860012991</dc:date>
    <meta:editing-duration>PT1H8M21S</meta:editing-duration>
    <meta:editing-cycles>1</meta:editing-cycles>
    <meta:document-statistic meta:table-count="0" meta:image-count="0" meta:object-count="0" meta:page-count="1" meta:paragraph-count="23" meta:word-count="52" meta:character-count="685" meta:non-whitespace-character-count="589"/>
    <meta:generator>LibreOffice/5.1.6.2$Linux_X86_64 LibreOffice_project/10m0$Build-2</meta:generator>
  </office:meta>
</office:document-meta>
</file>